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MM_rentals(game_id, title, game_type_id, game_type_descpt, game_price, game_qty,<text:s/>rental_id(customer_id, lastname, firstname, email, creditcard, or_mailing_list, checkoutdata, returndate))</text:p>
      <text:p text:style-name="Normal">Rental(game_id, title, game_type_id,game_type_desc, game_price, game_qty, customer_id, checkoutdate, returndate)</text:p>
      <text:p text:style-name="Normal"/>
      <text:p text:style-name="Normal">2nf</text:p>
      <text:p text:style-name="Normal"><text:tab/>Game(game_id, title, game-type_id, game_type_descp, game_price, game_qty)</text:p>
      <text:p text:style-name="Normal"><text:tab/>Same</text:p>
      <text:p text:style-name="Normal"><text:tab/>Rental(gameID, RentalID, customerID, checkoudate, returndate)</text:p>
      <text:p text:style-name="Normal">3nd</text:p>
      <text:p text:style-name="Normal"><text:tab/>Game_type,(game_type_id, game_type_descrpt)</text:p>
      <text:p text:style-name="Normal"><text:tab/>Game(gameID, title, game_type_ID, game_price, game_qty)</text:p>
      <text:p text:style-name="Normal"><text:tab/>Rental(rentalID, gameID, customerID, checoutdate, returndate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4pt" style:font-size-asian="14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osif Dobos</meta:initial-creator>
    <dc:creator>Iosif Dobos</dc:creator>
    <meta:creation-date>2017-10-02T13:19:00Z</meta:creation-date>
    <dc:date>2017-10-02T14:57:00Z</dc:date>
    <meta:template xlink:href="Normal.dotm" xlink:type="simple"/>
    <meta:editing-cycles>1</meta:editing-cycles>
    <meta:editing-duration>PT5880S</meta:editing-duration>
    <meta:document-statistic meta:page-count="1" meta:paragraph-count="1" meta:word-count="92" meta:character-count="618" meta:row-count="4" meta:non-whitespace-character-count="527"/>
  </office:meta>
</office:document-meta>
</file>